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b9649"/>
    </style:style>
    <style:style style:name="P2" style:family="paragraph" style:parent-style-name="Standard">
      <style:text-properties officeooo:paragraph-rsid="000ed881"/>
    </style:style>
    <style:style style:name="P3" style:family="paragraph" style:parent-style-name="Standard">
      <style:text-properties officeooo:rsid="000ed881" officeooo:paragraph-rsid="000ed881"/>
    </style:style>
    <style:style style:name="P4" style:family="paragraph" style:parent-style-name="Text_20_body">
      <style:text-properties officeooo:paragraph-rsid="000ed881"/>
    </style:style>
    <style:style style:name="T1" style:family="text">
      <style:text-properties officeooo:rsid="000ed881"/>
    </style:style>
    <style:style style:name="T2" style:family="text">
      <style:text-properties officeooo:rsid="000b9649"/>
    </style:style>
    <style:style style:name="T3" style:family="text">
      <style:text-properties fo:font-style="normal" fo:font-weight="normal" officeooo:rsid="000b964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praktyk zawodowych <text:span text:style-name="T1">5</text:span><text:span text:style-name="T2">.05.2026</text:span> (<text:span text:style-name="T2">poniedziałek</text:span>)<text:line-break/>Godziny praktyk: 8:00 - 16:00<text:line-break/><text:line-break/>Temat dnia:</text:p>
      <text:p text:style-name="P2"><text:span text:style-name="T1">Poprawienie zepsutego backendu ze wczoraj, zmuszenie AI do generowania większej ilości uwag i tunelowanie</text:span><text:line-break/><text:line-break/>Opis wykonanych czynności:<text:line-break/> <text:span text:style-name="T1">Naprawiłem backend czytając logi i domyśliłem się co jest nie tak. Zmieniłem co trzeba</text:span></text:p>
      <text:p text:style-name="P2"/>
      <text:p text:style-name="P3">Zmusiłem Gemmę do generowania więcej niż 4 zagrożeń teraz generuje ich nawet 10 lub więcej</text:p>
      <text:p text:style-name="P2"/>
      <text:p text:style-name="P2">Skonfigurowałem ngrok.yml do wystawienia backendu, frontendu i Supabase. Z powodu limitu 1 tunelu na darmowym koncie ngrok przeszedłem na zrok. Zainstalowałem zrok, wygenerowałem token i uruchomiłem dwa publiczne tunele: osobno dla frontendu localhost:5173 i backendu localhost:8000.</text:p>
      <text:p text:style-name="P2"/>
      <text:p text:style-name="P2">Zmieniłem vite.config.js: dodałem allowedHosts: true, skonfigurowałem HMR pod WebSocket przez HTTPS. W api.ts usunąłem hardcode http://localhost:8000 na rzecz pustej wartości BASE_URL, żeby requesty przechodziły przez proxy Vite. Zaktualizowałem Content-Security-Policy o fonts.googleapis.com i URL backendu z zrok.</text:p>
      <text:p text:style-name="P2"/>
      <text:p text:style-name="P2"><text:span text:style-name="T1">Problemy jakie miałem</text:span></text:p>
      <text:p text:style-name="P2">-<text:span text:style-name="T1">Ciężko było ogarnąć tunelowanie i znaleźć darmowy program do tunelowania</text:span></text:p>
      <text:p text:style-name="P2">-<text:span text:style-name="T1">Cięzko było zmusić gemmę do wygenerowania większej ilości zagrożeń</text:span></text:p>
      <text:p text:style-name="P2"><text:line-break/><text:line-break/>Wnioski/Uwagi:</text:p>
      <text:p text:style-name="P1"><text:span text:style-name="T3"/></text:p>
      <text:p text:style-name="P4">Modele LLM jak Gemma są domyślnie "leniwe" — bez konkretnej liczby minimalnej w prompcie zwracają tylko kilka oczywistych wyników. Polecenie "wszystkie" działa gorzej niż "minimum 10".</text:p>
      <text:p text:style-name="P4">Limit tokenów num_predict musi być dostosowany do oczekiwanej długości odpowiedzi. 512 tokenów nie wystarcza na rozbudowany JSON z listą zagrożeń.</text:p>
      <text:p text:style-name="P4">Darmowe wersje tuneli mają ograniczenia: ngrok pozwala na 1 statyczny URL, zrok daje losowe URL-e ale bez limitu tuneli. Do udostępnienia pełnej aplikacji osobom z zewnątrz potrzebne są minimum 2 publiczne endpointy.</text:p>
      <text:p text:style-name="P4">W aplikacjach z Vite + Docker + tunele kluczowe jest unikanie localhost w kodzie frontendu. Wszystkie połączenia muszą iść przez relatywne ścieżki /api/... lub pełne publiczne URL-e, inaczej CSP zablokuje requesty a użytkownicy zewnętrzni nie połączą się z API. <text:line-break/><text:line-break/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17:26.116104400</meta:creation-date>
    <dc:date>2026-05-05T21:06:05.047504300</dc:date>
    <meta:editing-duration>PT20M14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3" meta:word-count="271" meta:character-count="2002" meta:non-whitespace-character-count="1736"/>
  </office:meta>
</office:document-meta>
</file>